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04cm"/>
    </style:style>
    <style:style style:name="gr10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Arial" style:font-family-generic="swiss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family="Arial" style:font-family-generic="swiss" fo:font-size="10pt" style:font-size-asian="10pt" style:font-size-complex="10pt"/>
    </style:style>
    <style:style style:name="T4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family="Arial" style:font-family-generic="swiss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615cm" svg:height="2.448cm" svg:x="3.829cm" svg:y="4.431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2" draw:layer="layout" svg:width="5.307cm" svg:height="2.21cm" svg:x="8.187cm" svg:y="3.455cm">
          <draw:glue-point draw:id="4" svg:x="-5.002cm" svg:y="5cm"/>
          <draw:glue-point draw:id="5" svg:x="5cm" svg:y="5.004cm"/>
          <text:p text:style-name="P1"><text:span text:style-name="T2">Factores Formales</text:span></text:p>
          <text:p text:style-name="P3"><text:span text:style-name="T3">Procedimientos para difusión, </text:span></text:p>
          <text:p text:style-name="P3"><text:span text:style-name="T3">Clasificación, almacenamiento </text:span></text:p>
          <text:p text:style-name="P3"><text:span text:style-name="T3">Y recuperación de conocimiet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91cm" svg:height="2.864cm" svg:x="8.188cm" svg:y="5.665cm">
          <text:p text:style-name="P1"><text:span text:style-name="T2">Factores Informales</text:span></text:p>
          <text:p text:style-name="P3"><text:span text:style-name="T3">Comunicación y contactos Inter-</text:span></text:p>
          <text:p text:style-name="P3"><text:span text:style-name="T3">personales, creencias y senti-</text:span></text:p>
          <text:p text:style-name="P3"><text:span text:style-name="T3">miento sobre la fuente del cono-</text:span></text:p>
          <text:p text:style-name="P3"><text:span text:style-name="T3">cimiento, percepciones sobre </text:span></text:p>
          <text:p text:style-name="P3"><text:span text:style-name="T3">la organización, supervisores</text:span></text:p>
          <text:p text:style-name="P3"><text:span text:style-name="T3">y pare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2.702cm" svg:height="2.877cm" svg:x="14.73cm" svg:y="4.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444cm" svg:y1="5.655cm" svg:x2="8.187cm" svg:y2="5.665cm" draw:start-shape="id1" draw:start-glue-point="10" draw:end-shape="id2" draw:end-glue-point="4" svg:d="m6444 5655h871v10h872">
          <text:p/>
        </draw:connector>
        <draw:connector draw:style-name="gr6" draw:text-style-name="P1" draw:layer="layout" svg:x1="14.73cm" svg:y1="5.639cm" svg:x2="13.493cm" svg:y2="5.665cm" draw:start-shape="id3" draw:start-glue-point="6" draw:end-shape="id2" draw:end-glue-point="5" svg:d="m14730 5639h-618v26h-619">
          <text:p/>
        </draw:connector>
        <draw:custom-shape draw:style-name="gr1" draw:text-style-name="P2" draw:id="id4" draw:layer="layout" svg:width="2.615cm" svg:height="2.619cm" svg:x="3.23cm" svg:y="16.172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5" draw:layer="layout" svg:width="5.291cm" svg:height="0.709cm" svg:x="8.126cm" svg:y="11.746cm">
          <draw:glue-point draw:id="4" svg:x="-5.002cm" svg:y="5cm"/>
          <draw:glue-point draw:id="5" svg:x="5cm" svg:y="5.004cm"/>
          <text:p text:style-name="P1"><text:span text:style-name="T2">Document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5.291cm" svg:height="0.541cm" svg:x="8.127cm" svg:y="17.665cm">
          <text:p text:style-name="P1"><text:span text:style-name="T2">Capacidad del rece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2.702cm" svg:height="2.832cm" svg:x="15.731cm" svg:y="16.007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6" draw:layer="layout" svg:width="5.291cm" svg:height="0.709cm" svg:x="8.127cm" svg:y="12.916cm">
          <draw:glue-point draw:id="4" svg:x="-5.002cm" svg:y="5cm"/>
          <draw:glue-point draw:id="5" svg:x="5cm" svg:y="5.004cm"/>
          <text:p text:style-name="P1"><text:span text:style-name="T2">Distribu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5.291cm" svg:height="0.709cm" svg:x="8.128cm" svg:y="14cm">
          <draw:glue-point draw:id="4" svg:x="-5.002cm" svg:y="5cm"/>
          <draw:glue-point draw:id="5" svg:x="5cm" svg:y="5.004cm"/>
          <text:p text:style-name="P1"><text:span text:style-name="T2">Organización del usu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5.291cm" svg:height="0.866cm" svg:x="8.128cm" svg:y="15.103cm">
          <draw:glue-point draw:id="4" svg:x="-5.002cm" svg:y="5cm"/>
          <draw:glue-point draw:id="5" svg:x="5cm" svg:y="5.004cm"/>
          <text:p text:style-name="P1"><text:span text:style-name="T2">Proceso de Selección de </text:span></text:p>
          <text:p text:style-name="P1"><text:span text:style-name="T2">Proces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5.291cm" svg:height="0.541cm" svg:x="8.128cm" svg:y="18.691cm">
          <text:p text:style-name="P1"><text:span text:style-name="T2">Enlaces informa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5.291cm" svg:height="0.541cm" svg:x="8.128cm" svg:y="19.716cm">
          <text:p text:style-name="P1"><text:span text:style-name="T2">Cred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5.291cm" svg:height="0.541cm" svg:x="8.128cm" svg:y="20.741cm">
          <text:p text:style-name="P1"><text:span text:style-name="T2">Recompensa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5.291cm" svg:height="0.541cm" svg:x="8.128cm" svg:y="21.791cm">
          <text:p text:style-name="P1"><text:span text:style-name="T2">Disposició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845cm" svg:y1="17.481cm" svg:x2="8.126cm" svg:y2="12.1cm" draw:start-shape="id4" draw:start-glue-point="10" draw:end-shape="id5" draw:end-glue-point="3" svg:d="m5845 17481h1140v-5381h1141">
          <text:p/>
        </draw:connector>
        <draw:connector draw:style-name="gr7" draw:text-style-name="P1" draw:layer="layout" svg:x1="5.845cm" svg:y1="17.481cm" svg:x2="8.127cm" svg:y2="13.27cm" draw:start-shape="id4" draw:start-glue-point="10" draw:end-shape="id6" draw:end-glue-point="3" svg:d="m5845 17481h1141v-4211h1141">
          <text:p/>
        </draw:connector>
        <draw:connector draw:style-name="gr7" draw:text-style-name="P1" draw:layer="layout" svg:x1="5.845cm" svg:y1="17.481cm" svg:x2="8.128cm" svg:y2="14.354cm" draw:start-shape="id4" draw:start-glue-point="10" draw:end-shape="id7" draw:end-glue-point="3" svg:d="m5845 17481h1141v-3127h1142">
          <text:p/>
        </draw:connector>
        <draw:connector draw:style-name="gr7" draw:text-style-name="P1" draw:layer="layout" svg:x1="5.845cm" svg:y1="17.481cm" svg:x2="8.128cm" svg:y2="15.536cm" draw:start-shape="id4" draw:start-glue-point="10" draw:end-shape="id8" draw:end-glue-point="3" svg:d="m5845 17481h1141v-1945h1142">
          <text:p/>
        </draw:connector>
        <draw:connector draw:style-name="gr7" draw:text-style-name="P1" draw:layer="layout" svg:x1="5.845cm" svg:y1="17.481cm" svg:x2="8.127cm" svg:y2="17.935cm" draw:start-shape="id4" draw:start-glue-point="10" draw:end-shape="id9" svg:d="m5845 17481h1141v454h1141">
          <text:p/>
        </draw:connector>
        <draw:connector draw:style-name="gr7" draw:text-style-name="P1" draw:layer="layout" svg:x1="5.845cm" svg:y1="17.481cm" svg:x2="8.128cm" svg:y2="18.961cm" draw:start-shape="id4" draw:start-glue-point="10" draw:end-shape="id10" draw:end-glue-point="3" svg:d="m5845 17481h1141v1480h1142">
          <text:p/>
        </draw:connector>
        <draw:connector draw:style-name="gr7" draw:text-style-name="P1" draw:layer="layout" svg:x1="5.845cm" svg:y1="17.481cm" svg:x2="8.128cm" svg:y2="19.986cm" draw:start-shape="id4" draw:start-glue-point="10" draw:end-shape="id11" draw:end-glue-point="3" svg:d="m5845 17481h1141v2505h1142">
          <text:p/>
        </draw:connector>
        <draw:connector draw:style-name="gr7" draw:text-style-name="P1" draw:layer="layout" svg:x1="5.845cm" svg:y1="17.481cm" svg:x2="8.128cm" svg:y2="21.011cm" draw:start-shape="id4" draw:start-glue-point="10" draw:end-shape="id12" svg:d="m5845 17481h1141v3530h1142">
          <text:p/>
        </draw:connector>
        <draw:connector draw:style-name="gr7" draw:text-style-name="P1" draw:layer="layout" svg:x1="5.845cm" svg:y1="17.481cm" svg:x2="8.128cm" svg:y2="22.061cm" draw:start-shape="id4" draw:start-glue-point="10" draw:end-shape="id13" draw:end-glue-point="3" svg:d="m5845 17481h1141v4580h1142">
          <text:p/>
        </draw:connector>
        <draw:connector draw:style-name="gr8" draw:text-style-name="P1" draw:layer="layout" svg:x1="13.417cm" svg:y1="12.1cm" svg:x2="15.731cm" svg:y2="17.423cm" draw:start-shape="id5" draw:start-glue-point="1" draw:end-shape="id14" draw:end-glue-point="6" svg:d="m13417 12100h1157v5323h1157">
          <text:p/>
        </draw:connector>
        <draw:connector draw:style-name="gr8" draw:text-style-name="P1" draw:layer="layout" svg:x1="13.418cm" svg:y1="13.27cm" svg:x2="15.731cm" svg:y2="17.423cm" draw:start-shape="id6" draw:start-glue-point="1" draw:end-shape="id14" svg:d="m13418 13270h1156v4153h1157">
          <text:p/>
        </draw:connector>
        <draw:connector draw:style-name="gr8" draw:text-style-name="P1" draw:layer="layout" svg:x1="13.419cm" svg:y1="14.354cm" svg:x2="15.731cm" svg:y2="17.423cm" draw:start-shape="id7" draw:start-glue-point="1" draw:end-shape="id14" svg:d="m13419 14354h1156v3069h1156">
          <text:p/>
        </draw:connector>
        <draw:connector draw:style-name="gr8" draw:text-style-name="P1" draw:layer="layout" svg:x1="13.419cm" svg:y1="15.536cm" svg:x2="15.731cm" svg:y2="17.423cm" draw:start-shape="id8" draw:start-glue-point="1" draw:end-shape="id14" draw:end-glue-point="6" svg:d="m13419 15536h1156v1887h1156">
          <text:p/>
        </draw:connector>
        <draw:connector draw:style-name="gr8" draw:text-style-name="P1" draw:layer="layout" svg:x1="13.418cm" svg:y1="17.935cm" svg:x2="15.731cm" svg:y2="17.423cm" draw:start-shape="id9" draw:start-glue-point="1" draw:end-shape="id14" draw:end-glue-point="6" svg:d="m13418 17935h1156v-512h1157">
          <text:p/>
        </draw:connector>
        <draw:connector draw:style-name="gr8" draw:text-style-name="P1" draw:layer="layout" svg:x1="13.419cm" svg:y1="18.961cm" svg:x2="15.731cm" svg:y2="17.423cm" draw:start-shape="id10" draw:start-glue-point="1" draw:end-shape="id14" draw:end-glue-point="6" svg:d="m13419 18961h1156v-1538h1156">
          <text:p/>
        </draw:connector>
        <draw:connector draw:style-name="gr8" draw:text-style-name="P1" draw:layer="layout" svg:x1="13.419cm" svg:y1="19.986cm" svg:x2="15.731cm" svg:y2="17.423cm" draw:start-shape="id11" draw:start-glue-point="1" draw:end-shape="id14" draw:end-glue-point="6" svg:d="m13419 19986h1156v-2563h1156">
          <text:p/>
        </draw:connector>
        <draw:connector draw:style-name="gr8" draw:text-style-name="P1" draw:layer="layout" svg:x1="13.419cm" svg:y1="21.011cm" svg:x2="15.731cm" svg:y2="17.423cm" draw:start-shape="id12" draw:start-glue-point="1" draw:end-shape="id14" svg:d="m13419 21011h1156v-3588h1156">
          <text:p/>
        </draw:connector>
        <draw:connector draw:style-name="gr8" draw:text-style-name="P1" draw:layer="layout" svg:x1="13.419cm" svg:y1="22.061cm" svg:x2="15.731cm" svg:y2="17.423cm" draw:start-shape="id13" draw:start-glue-point="1" draw:end-shape="id14" svg:d="m13419 22061h1156v-4638h1156">
          <text:p/>
        </draw:connector>
        <draw:frame draw:style-name="gr9" draw:text-style-name="P5" draw:layer="layout" svg:width="4.545cm" svg:height="0.725cm" svg:x="7.892cm" svg:y="10.63cm">
          <draw:text-box>
            <text:p><text:span text:style-name="T4">Factores Formales</text:span></text:p>
          </draw:text-box>
        </draw:frame>
        <draw:frame draw:style-name="gr9" draw:text-style-name="P5" draw:layer="layout" svg:width="4.545cm" svg:height="0.725cm" svg:x="7.83cm" svg:y="16.603cm">
          <draw:text-box>
            <text:p><text:span text:style-name="T4">Factores Informales</text:span></text:p>
          </draw:text-box>
        </draw:frame>
      </draw:page>
      <draw:page draw:name="page2" draw:style-name="dp1" draw:master-page-name="Default">
        <draw:custom-shape draw:style-name="gr10" draw:text-style-name="P6" draw:layer="layout" svg:width="6.359cm" svg:height="2.785cm" svg:x="8.14cm" svg:y="8.307cm">
          <text:list text:style-name="L1">
            <text:list-header>
              <text:p text:style-name="P6"><text:span text:style-name="T5">CAPACIDADES</text:span></text:p>
            </text:list-header>
            <text:list-item>
              <text:p text:style-name="P6"><text:span text:style-name="T6">Educación y entrenamiento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1" draw:layer="layout" svg:width="4.472cm" svg:height="5.979cm" svg:x="3.625cm" svg:y="5.027cm">
          <text:p text:style-name="P1"><text:span text:style-name="T7">Fuente de </text:span></text:p>
          <text:p text:style-name="P1"><text:span text:style-name="T7">conocimiento</text:span></text:p>
          <draw:enhanced-geometry svg:viewBox="0 0 21600 21600" draw:text-areas="0 0 ?f0 21600" draw:type="right-arrow-callout" draw:modifiers="18000 3.54912914886625 18662.5612316305 7889.7140979296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1" draw:layer="layout" svg:width="3.466cm" svg:height="5.9cm" svg:x="14.479cm" svg:y="5.027cm">
          <text:p text:style-name="P1"><text:span text:style-name="T7">Utilización </text:span></text:p>
          <text:p text:style-name="P1"><text:span text:style-name="T7">del</text:span></text:p>
          <text:p text:style-name="P1"><text:span text:style-name="T7">conocimiento</text:span></text:p>
          <draw:enhanced-geometry svg:viewBox="0 0 21600 21600" draw:text-areas="0 0 ?f0 21600" draw:type="right-arrow-callout" draw:modifiers="21600 3.54912914886625 21600 3.54912914886625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6" draw:layer="layout" svg:width="6.359cm" svg:height="2.033cm" svg:x="8.138cm" svg:y="4.994cm">
          <text:list text:style-name="L1">
            <text:list-header>
              <text:p text:style-name="P6"><text:span text:style-name="T5">MATERIAL</text:span></text:p>
            </text:list-header>
            <text:list-item>
              <text:p text:style-name="P6"><text:span text:style-name="T5">Adquisición de equipo</text:span></text:p>
            </text:list-item>
            <text:list-item>
              <text:p text:style-name="P6"><text:span text:style-name="T5">Inversión extranjera</text:span></text:p>
              <text:p text:style-name="P6"><text:span text:style-name="T5"/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6" draw:layer="layout" svg:width="6.359cm" svg:height="2.033cm" svg:x="8.139cm" svg:y="7.006cm">
          <text:list text:style-name="L1">
            <text:list-header>
              <text:p text:style-name="P6"><text:span text:style-name="T5">DISEÑO</text:span></text:p>
            </text:list-header>
            <text:list-item>
              <text:p text:style-name="P6"><text:span text:style-name="T5">Licenciamiento</text:span></text:p>
            </text:list-item>
            <text:list-item>
              <text:p text:style-name="P6"><text:span text:style-name="T5">Asistencia técnica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8" draw:layer="layout" svg:width="5.292cm" svg:height="1.376cm" svg:x="8.149cm" svg:y="11.297cm">
          <text:p text:style-name="P7"><text:span text:style-name="T8">Abierta/Cerrad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19T09:45:32</meta:creation-date>
    <dc:date>2011-02-27T20:47:07</dc:date>
    <dc:creator>Carlos Camargo</dc:creator>
    <meta:editing-duration>PT02H23M54S</meta:editing-duration>
    <meta:editing-cycles>27</meta:editing-cycles>
    <meta:generator>OpenOffice.org/3.2$Linux OpenOffice.org_project/320m12$Build-9483</meta:generator>
    <meta:document-statistic meta:object-count="43"/>
  </office:meta>
</office:document-meta>
</file>